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a5e" officeooo:paragraph-rsid="00176a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for new forum done by GPT: &lt;!DOCTYPE html&gt;</text:p>
      <text:p text:style-name="P1">&lt;html lang="en"&gt;</text:p>
      <text:p text:style-name="P1">&lt;head&gt;</text:p>
      <text:p text:style-name="P1"><text:s text:c="2"/>&lt;meta charset="UTF-8"&gt;</text:p>
      <text:p text:style-name="P1"><text:s text:c="2"/>&lt;meta name="viewport" content="width=device-width, initial-scale=1.0"&gt;</text:p>
      <text:p text:style-name="P1"><text:s text:c="2"/>&lt;title&gt;Twin Media Forum&lt;/title&gt;</text:p>
      <text:p text:style-name="P1"><text:s text:c="2"/>&lt;style&gt;</text:p>
      <text:p text:style-name="P1"><text:s text:c="4"/>body {</text:p>
      <text:p text:style-name="P1"><text:s text:c="6"/>font-family: sans-serif;</text:p>
      <text:p text:style-name="P1"><text:s text:c="6"/>background: #f9f9f9;</text:p>
      <text:p text:style-name="P1"><text:s text:c="6"/>color: #333;</text:p>
      <text:p text:style-name="P1"><text:s text:c="6"/>margin: 0;</text:p>
      <text:p text:style-name="P1"><text:s text:c="6"/>padding: 0;</text:p>
      <text:p text:style-name="P1"><text:s text:c="4"/>}</text:p>
      <text:p text:style-name="P1"><text:s text:c="4"/>header {</text:p>
      <text:p text:style-name="P1"><text:s text:c="6"/>background: #333;</text:p>
      <text:p text:style-name="P1"><text:s text:c="6"/>color: #fff;</text:p>
      <text:p text:style-name="P1"><text:s text:c="6"/>padding: 1em;</text:p>
      <text:p text:style-name="P1"><text:s text:c="6"/>text-align: center;</text:p>
      <text:p text:style-name="P1"><text:s text:c="4"/>}</text:p>
      <text:p text:style-name="P1"><text:s text:c="4"/>main {</text:p>
      <text:p text:style-name="P1"><text:s text:c="6"/>padding: 2em;</text:p>
      <text:p text:style-name="P1"><text:s text:c="6"/>max-width: 800px;</text:p>
      <text:p text:style-name="P1"><text:s text:c="6"/>margin: auto;</text:p>
      <text:p text:style-name="P1"><text:s text:c="4"/>}</text:p>
      <text:p text:style-name="P1"><text:s text:c="4"/>form {</text:p>
      <text:p text:style-name="P1"><text:s text:c="6"/>background: #fff;</text:p>
      <text:p text:style-name="P1"><text:s text:c="6"/>padding: 1em;</text:p>
      <text:p text:style-name="P1"><text:s text:c="6"/>border-radius: 8px;</text:p>
      <text:p text:style-name="P1"><text:s text:c="6"/>box-shadow: 0 2px 5px rgba(0,0,0,0.1);</text:p>
      <text:p text:style-name="P1"><text:s text:c="4"/>}</text:p>
      <text:p text:style-name="P1"><text:s text:c="4"/>input, textarea {</text:p>
      <text:p text:style-name="P1"><text:s text:c="6"/>width: 100%;</text:p>
      <text:p text:style-name="P1"><text:s text:c="6"/>padding: 0.75em;</text:p>
      <text:p text:style-name="P1"><text:s text:c="6"/>margin: 0.5em 0;</text:p>
      <text:p text:style-name="P1"><text:s text:c="6"/>border: 1px solid #ccc;</text:p>
      <text:p text:style-name="P1"><text:s text:c="6"/>border-radius: 4px;</text:p>
      <text:p text:style-name="P1"><text:s text:c="4"/>}</text:p>
      <text:p text:style-name="P1"><text:s text:c="4"/>button {</text:p>
      <text:p text:style-name="P1"><text:s text:c="6"/>padding: 0.75em 1.5em;</text:p>
      <text:p text:style-name="P1"><text:s text:c="6"/>background: #333;</text:p>
      <text:p text:style-name="P1"><text:s text:c="6"/>color: #fff;</text:p>
      <text:p text:style-name="P1"><text:s text:c="6"/>border: none;</text:p>
      <text:p text:style-name="P1"><text:s text:c="6"/>border-radius: 4px;</text:p>
      <text:p text:style-name="P1"><text:s text:c="6"/>cursor: pointer;</text:p>
      <text:p text:style-name="P1"><text:s text:c="4"/>}</text:p>
      <text:p text:style-name="P1"><text:s text:c="4"/>.posts {</text:p>
      <text:p text:style-name="P1"><text:s text:c="6"/>margin-top: 2em;</text:p>
      <text:p text:style-name="P1"><text:s text:c="4"/>}</text:p>
      <text:p text:style-name="P1"><text:soft-page-break/><text:s text:c="4"/>.post {</text:p>
      <text:p text:style-name="P1"><text:s text:c="6"/>background: #fff;</text:p>
      <text:p text:style-name="P1"><text:s text:c="6"/>padding: 1em;</text:p>
      <text:p text:style-name="P1"><text:s text:c="6"/>margin-bottom: 1em;</text:p>
      <text:p text:style-name="P1"><text:s text:c="6"/>border-left: 4px solid #333;</text:p>
      <text:p text:style-name="P1"><text:s text:c="4"/>}</text:p>
      <text:p text:style-name="P1"><text:s text:c="2"/>&lt;/style&gt;</text:p>
      <text:p text:style-name="P1">&lt;/head&gt;</text:p>
      <text:p text:style-name="P1">&lt;body&gt;</text:p>
      <text:p text:style-name="P1"><text:s text:c="2"/>&lt;header&gt;</text:p>
      <text:p text:style-name="P1"><text:s text:c="4"/>&lt;h1&gt;Twin Media Community Forum&lt;/h1&gt;</text:p>
      <text:p text:style-name="P1"><text:s text:c="4"/>&lt;p&gt;Share your thoughts and connect with others.&lt;/p&gt;</text:p>
      <text:p text:style-name="P1"><text:s text:c="2"/>&lt;/header&gt;</text:p>
      <text:p text:style-name="P1"/>
      <text:p text:style-name="P1"><text:s text:c="2"/>&lt;main&gt;</text:p>
      <text:p text:style-name="P1"><text:s text:c="4"/>&lt;form&gt;</text:p>
      <text:p text:style-name="P1"><text:s text:c="6"/>&lt;h2&gt;Start a Discussion&lt;/h2&gt;</text:p>
      <text:p text:style-name="P1"><text:s text:c="6"/>&lt;input type="text" placeholder="Your Name" required /&gt;</text:p>
      <text:p text:style-name="P1"><text:s text:c="6"/>&lt;textarea rows="5" placeholder="Your Message..." required&gt;&lt;/textarea&gt;</text:p>
      <text:p text:style-name="P1"><text:s text:c="6"/>&lt;button type="submit"&gt;Post&lt;/button&gt;</text:p>
      <text:p text:style-name="P1"><text:s text:c="4"/>&lt;/form&gt;</text:p>
      <text:p text:style-name="P1"/>
      <text:p text:style-name="P1"><text:s text:c="4"/>&lt;div class="posts"&gt;</text:p>
      <text:p text:style-name="P1"><text:s text:c="6"/>&lt;div class="post"&gt;</text:p>
      <text:p text:style-name="P1"><text:s text:c="8"/>&lt;strong&gt;alex&lt;/strong&gt; wrote:&lt;br&gt;</text:p>
      <text:p text:style-name="P1"><text:s text:c="8"/>&lt;p&gt;Beautiful work on the photography section! Excited to see more!&lt;/p&gt;</text:p>
      <text:p text:style-name="P1"><text:s text:c="6"/>&lt;/div&gt;</text:p>
      <text:p text:style-name="P1"><text:s text:c="6"/>&lt;div class="post"&gt;</text:p>
      <text:p text:style-name="P1"><text:s text:c="8"/>&lt;strong&gt;jordan&lt;/strong&gt; wrote:&lt;br&gt;</text:p>
      <text:p text:style-name="P1"><text:s text:c="8"/>&lt;p&gt;This platform has potential. Can’t wait to share ideas!&lt;/p&gt;</text:p>
      <text:p text:style-name="P1"><text:s text:c="6"/>&lt;/div&gt;</text:p>
      <text:p text:style-name="P1"><text:s text:c="4"/>&lt;/div&gt;</text:p>
      <text:p text:style-name="P1"><text:s text:c="2"/>&lt;/main&gt;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7:51:28.385005087</meta:creation-date>
    <dc:date>2025-07-31T17:51:57.482667376</dc:date>
    <meta:editing-duration>PT31S</meta:editing-duration>
    <meta:editing-cycles>1</meta:editing-cycles>
    <meta:document-statistic meta:table-count="0" meta:image-count="0" meta:object-count="0" meta:page-count="2" meta:paragraph-count="82" meta:word-count="190" meta:character-count="1817" meta:non-whitespace-character-count="1331"/>
    <meta:generator>LibreOffice/24.2.7.2$Linux_X86_64 LibreOffice_project/420$Build-2</meta:generator>
  </office:meta>
</office:document-meta>
</file>